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7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3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1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1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7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7pt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  <style:text-properties fo:font-size="27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Arial1" fo:font-size="27pt" fo:text-shadow="1pt 1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3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text-align="start" fo:text-indent="0cm" style:text-autospace="none"/>
      <style:text-properties fo:font-size="27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27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28pt" fo:font-style="normal" fo:text-shadow="none" fo:font-weight="bold" style:font-name-asian="Segoe UI3" style:font-size-asian="28pt" style:font-style-asian="normal" style:font-weight-asian="bold" style:font-name-complex="Segoe UI3" style:font-size-complex="28pt" style:font-style-complex="normal" style:font-weight-complex="bold"/>
    </style:style>
    <style:style style:name="T3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4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6" style:family="text">
      <style:text-properties fo:color="#ffffff" style:font-name="Arial1" fo:font-size="36pt" fo:text-shadow="1pt 1pt" fo:font-weight="bold" style:font-name-asian="Segoe UI3" style:font-size-asian="36pt" style:font-weight-asian="bold" style:font-name-complex="Segoe UI3" style:font-size-complex="36pt" style:font-weight-complex="bold"/>
    </style:style>
    <style:style style:name="T7" style:family="text">
      <style:text-properties fo:color="#000000" style:font-name="Segoe UI Semibold" fo:font-size="20pt" fo:text-shadow="none" fo:font-weight="normal" style:font-name-asian="Segoe UI3" style:font-size-asian="20pt" style:font-weight-asian="normal" style:font-name-complex="Segoe UI3" style:font-size-complex="20pt" style:font-weight-complex="normal"/>
    </style:style>
    <style:style style:name="T8" style:family="text">
      <style:text-properties fo:color="#ffffff" style:font-name="Segoe UI" fo:font-size="16pt" fo:text-shadow="1pt 1pt" fo:font-weight="normal" style:font-name-asian="Segoe UI3" style:font-size-asian="16pt" style:font-weight-asian="normal" style:font-name-complex="Segoe UI3" style:font-size-complex="16pt" style:font-weight-complex="normal"/>
    </style:style>
    <style:style style:name="T9" style:family="text">
      <style:text-properties fo:color="#ffffff" style:font-name="Arial1" fo:font-size="18pt" fo:text-shadow="1pt 1pt" fo:font-weight="bold" style:font-name-asian="Segoe UI3" style:font-size-asian="18pt" style:font-weight-asian="bold" style:font-name-complex="Segoe UI3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146cm" svg:height="3.664cm" svg:x="1.524cm" svg:y="0.4cm">
          <draw:text-box>
            <text:p text:style-name="P1"><text:span text:style-name="T1">HYMN #740</text:span><text:span text:style-name="T2"> </text:span></text:p>
            <text:p text:style-name="P2"><text:span text:style-name="T3">“</text:span><text:span text:style-name="T3">I Am Jesus' Little Lamb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3" draw:layer="layout" svg:width="24.638cm" svg:height="6.122cm" svg:x="1.736cm" svg:y="0.572cm">
          <draw:text-box>
            <text:p text:style-name="P1"><text:span text:style-name="T4">1. </text:span><text:span text:style-name="T5">I am Jesus’ little lamb,</text:span><text:span text:style-name="T5"><text:line-break/></text:span><text:span text:style-name="T5">Ever glad at heart I am;</text:span><text:span text:style-name="T5"><text:line-break/></text:span><text:span text:style-name="T5">For my Shepherd gently guides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3" draw:layer="layout" svg:width="24.638cm" svg:height="5.594cm" svg:x="1.778cm" svg:y="0.508cm">
          <draw:text-box>
            <text:p text:style-name="P1"><text:span text:style-name="T5">Knows my need and well provides me,</text:span><text:span text:style-name="T5"><text:line-break/></text:span><text:span text:style-name="T5">Loves me ev’ry day the same,</text:span><text:span text:style-name="T5"><text:line-break/></text:span><text:span text:style-name="T5">Even calls me by m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6" draw:layer="layout" svg:width="24.824cm" svg:height="5.369cm" svg:x="1.524cm" svg:y="0.508cm">
          <draw:text-box>
            <text:p text:style-name="P5"><text:span text:style-name="T4">2. </text:span><text:span text:style-name="T5">Day by day, at home, away,</text:span><text:span text:style-name="T5"><text:line-break/></text:span><text:span text:style-name="T5">Jesus is my staff and stay.</text:span><text:span text:style-name="T5"><text:line-break/></text:span><text:span text:style-name="T5">When I hunger, Jesus feeds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6" draw:layer="layout" svg:width="24.824cm" svg:height="5.369cm" svg:x="1.639cm" svg:y="0.513cm">
          <draw:text-box>
            <text:p text:style-name="P5"><text:span text:style-name="T5">Into pleasant pastures leads me;</text:span><text:span text:style-name="T5"><text:line-break/></text:span><text:span text:style-name="T5">When I thirst, He bids me go</text:span><text:span text:style-name="T5"><text:line-break/></text:span><text:span text:style-name="T5">Where the quiet waters f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3" draw:layer="layout" svg:width="25.146cm" svg:height="5.461cm" svg:x="1.551cm" svg:y="0.595cm">
          <draw:text-box>
            <text:p text:style-name="P1"><text:span text:style-name="T4">3. </text:span><text:span text:style-name="T5">Who so happy as I am,</text:span><text:span text:style-name="T5"><text:line-break/></text:span><text:span text:style-name="T5">Even now the Shepherd’s lamb?</text:span><text:span text:style-name="T5"><text:line-break/></text:span><text:span text:style-name="T5">And when my short life is end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3" draw:layer="layout" svg:width="24.892cm" svg:height="12.383cm" svg:x="1.734cm" svg:y="0.527cm">
          <draw:text-box>
            <text:p text:style-name="P1"><text:span text:style-name="T5">By His angel host attended,</text:span><text:span text:style-name="T5"><text:line-break/></text:span><text:span text:style-name="T5">He shall fold me to His breast,</text:span><text:span text:style-name="T5"><text:line-break/></text:span><text:span text:style-name="T5">There within His arms to rest.</text:span></text:p>
            <text:p text:style-name="P7"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8"><text:span text:style-name="T7"><text:s text:c="8"/></text:span><text:span text:style-name="T7">Public domain </text:span><text:span text:style-name="T8"><text:s text:c="5"/></text:span><text:span text:style-name="T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2T20:49:29.575000000</meta:creation-date>
    <dc:date>2019-04-29T15:53:57.442000000</dc:date>
    <meta:editing-duration>PT20M21S</meta:editing-duration>
    <meta:editing-cycles>10</meta:editing-cycles>
    <meta:generator>LibreOffice/6.1.5.2$Windows_X86_64 LibreOffice_project/90f8dcf33c87b3705e78202e3df5142b201bd805</meta:generator>
    <meta:document-statistic meta:object-count="42"/>
  </office:meta>
</office:document-meta>
</file>